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38/settings.xml" manifest:version="1.2"/>
  <manifest:file-entry manifest:media-type="application/xml" manifest:full-path="Formula-38/content.xml" manifest:version="1.2"/>
  <manifest:file-entry manifest:media-type="application/xml" manifest:full-path="Formula-36/settings.xml" manifest:version="1.2"/>
  <manifest:file-entry manifest:media-type="application/xml" manifest:full-path="Formula-36/content.xml" manifest:version="1.2"/>
  <manifest:file-entry manifest:media-type="application/xml" manifest:full-path="Formula-34/settings.xml" manifest:version="1.2"/>
  <manifest:file-entry manifest:media-type="application/xml" manifest:full-path="Formula-34/content.xml" manifest:version="1.2"/>
  <manifest:file-entry manifest:media-type="application/xml" manifest:full-path="Formula-32/settings.xml" manifest:version="1.2"/>
  <manifest:file-entry manifest:media-type="application/xml" manifest:full-path="Formula-32/content.xml" manifest:version="1.2"/>
  <manifest:file-entry manifest:media-type="application/xml" manifest:full-path="Formula-30/settings.xml" manifest:version="1.2"/>
  <manifest:file-entry manifest:media-type="application/xml" manifest:full-path="Formula-30/content.xml" manifest:version="1.2"/>
  <manifest:file-entry manifest:media-type="application/xml" manifest:full-path="Formula-28/settings.xml" manifest:version="1.2"/>
  <manifest:file-entry manifest:media-type="application/xml" manifest:full-path="Formula-28/content.xml" manifest:version="1.2"/>
  <manifest:file-entry manifest:media-type="application/xml" manifest:full-path="Formula-26/settings.xml" manifest:version="1.2"/>
  <manifest:file-entry manifest:media-type="application/xml" manifest:full-path="Formula-26/content.xml" manifest:version="1.2"/>
  <manifest:file-entry manifest:media-type="application/xml" manifest:full-path="Formula-24/settings.xml" manifest:version="1.2"/>
  <manifest:file-entry manifest:media-type="application/xml" manifest:full-path="Formula-24/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8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6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4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2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30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8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6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4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  <style:paragraph-properties fo:margin-top="0in" fo:margin-bottom="0in"/>
    </style:style>
    <style:style style:name="P9" style:family="paragraph" style:parent-style-name="Text_20_body" style:list-style-name="L5">
      <style:paragraph-properties fo:margin-top="0in" fo:margin-bottom="0in"/>
    </style:style>
    <style:style style:name="P10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30, 2021 (05:30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h text:style-name="Heading_20_2" text:outline-level="2"><text:bookmark-start text:name="warm-up"/>Warm-up<text:bookmark-end text:name="warm-up"/></text:h>
      <text:p text:style-name="First_20_paragraph">Write a program that implements the following steps: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  <text:p text:style-name="Definition_20_Term_20_Tight">Question</text:p>
          <text:p text:style-name="Definition_20_Definition_20_Tight">What values are stored in this array after declaring it?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  <text:p text:style-name="Definition_20_Term_20_Tight">Question</text:p>
          <text:p text:style-name="Definition_20_Definition_20_Tight">There are a few different ways you can declare and initialize array of size <draw:frame draw:style-name="fr1" text:anchor-type="as-char"><draw:object xlink:href="Formula-12/" xlink:type="simple" xlink:show="embed" xlink:actuate="onLoad"/></draw:frame> holding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. Can you think of two different ways of doing this?</text:p>
        </text:list-item>
        <text:list-item>
          <text:p text:style-name="P1">displays the content of <text:span text:style-name="NormalTok">myArray</text:span> at the screen.</text:p>
        </text:list-item>
      </text:list>
      <text:h text:style-name="Heading_20_2" text:outline-level="2"><text:bookmark-start text:name="going-wrong"/>Going wrong<text:bookmark-end text:name="going-wrong"/></text:h>
      <text:p text:style-name="First_20_paragraph">Now, let us write <text:span text:style-name="T1">incorrect</text:span> statements.</text:p>
      <text:p text:style-name="Text_20_body">Add the following statement to the program you created in the warm-up part, and observe how C# reacts, that is, try to compile and execute the program after adding this line:</text:p>
      <text:p text:style-name="P2">myArray = { 1, 2 ,3, 4, 5};</text:p>
      <text:p text:style-name="First_20_paragraph">Remove the previous line. Then add this statement in its place:</text:p>
      <text:p text:style-name="P3">Console.WriteLine(myArray[5]);</text:p>
      <text:p text:style-name="First_20_paragraph">try to compile and execute the program.</text:p>
      <text:p text:style-name="Text_20_body">Then, remove previous line, and now add this:</text:p>
      <text:p text:style-name="P4">myArray[5] = 12;</text:p>
      <text:p text:style-name="First_20_paragraph">try to compile and execute the program again.</text:p>
      <text:p text:style-name="Text_20_body">Remove previous line. Add this line and execute the program:</text:p>
      <text:p text:style-name="P5">Console.WriteLine(myArray);</text:p>
      <text:p text:style-name="First_20_paragraph">Now answer the following questions.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24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26/" xlink:type="simple" xlink:show="embed" xlink:actuate="onLoad"/></draw:frame>, <draw:frame draw:style-name="fr1" text:anchor-type="as-char"><draw:object xlink:href="Formula-28/" xlink:type="simple" xlink:show="embed" xlink:actuate="onLoad"/></draw:frame>, <draw:frame draw:style-name="fr1" text:anchor-type="as-char"><draw:object xlink:href="Formula-30/" xlink:type="simple" xlink:show="embed" xlink:actuate="onLoad"/></draw:frame>, …, <draw:frame draw:style-name="fr1" text:anchor-type="as-char"><draw:object xlink:href="Formula-32/" xlink:type="simple" xlink:show="embed" xlink:actuate="onLoad"/></draw:frame> and <draw:frame draw:style-name="fr1" text:anchor-type="as-char"><draw:object xlink:href="Formula-34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exploring-arrays"/>Exploring arrays<text:bookmark-end text:name="exploring-arrays"/></text:h>
      <text:p text:style-name="First_20_paragraph">For this part, create a new array:</text:p>
      <text:list text:style-name="L4">
        <text:list-item>
          <text:p text:style-name="P8">declare a <text:span text:style-name="DataTypeTok">char</text:span> array of length <draw:frame draw:style-name="fr1" text:anchor-type="as-char"><draw:object xlink:href="Formula-36/" xlink:type="simple" xlink:show="embed" xlink:actuate="onLoad"/></draw:frame>, name it <text:span text:style-name="NormalTok">letters</text:span></text:p>
        </text:list-item>
        <text:list-item>
          <text:p text:style-name="P8">initialize the first 4 indices of <text:span text:style-name="NormalTok">letters</text:span> with following values: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</text:p>
        </text:list-item>
        <text:list-item>
          <text:p text:style-name="P8">initialize index 5 of <text:span text:style-name="NormalTok">letters</text:span> with value <text:span text:style-name="CharTok">'f'</text:span></text:p>
        </text:list-item>
      </text:list>
      <text:p text:style-name="First_20_paragraph">Now, write the following statements:</text:p>
      <text:list text:style-name="L5">
        <text:list-item>
          <text:p text:style-name="P9">Write a statement to display the last <text:span text:style-name="DataTypeTok">char</text:span> value in <text:span text:style-name="NormalTok">letters</text:span> (should display <text:span text:style-name="NormalTok">f</text:span>).</text:p>
        </text:list-item>
        <text:list-item>
          <text:p text:style-name="P9">Write a statement to display value stored at index 4. What is that value? Why?</text:p>
        </text:list-item>
        <text:list-item>
          <text:p text:style-name="P9">Write a statement to display characters in the <text:span text:style-name="T1">first half</text:span> of the array (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 but no others).</text:p>
        </text:list-item>
      </text:list>
      <text:p text:style-name="First_20_paragraph">Execute your program to ensure you are seeing the expected output before proceeding.</text:p>
      <text:p text:style-name="Text_20_body">Next, update the part of the program where <text:span text:style-name="NormalTok">letters</text:span> is declared and change <text:span text:style-name="NormalTok">letters</text:span> length to <draw:frame draw:style-name="fr1" text:anchor-type="as-char"><draw:object xlink:href="Formula-38/" xlink:type="simple" xlink:show="embed" xlink:actuate="onLoad"/></draw:frame>. Do not modify any other parts of the program. Then execute the program again.</text:p>
      <text:p text:style-name="Text_20_body">Answer the following questions:</text:p>
      <text:list text:style-name="L6">
        <text:list-item>
          <text:p text:style-name="P10">What is the last <text:span text:style-name="DataTypeTok">char</text:span> of the <text:span text:style-name="NormalTok">letters</text:span> array now, after changing its length?</text:p>
        </text:list-item>
        <text:list-item>
          <text:p text:style-name="P10">Does your program still output <text:span text:style-name="T1">the last</text:span> <text:span text:style-name="DataTypeTok">char</text:span> value in <text:span text:style-name="NormalTok">letters</text:span> array?</text:p>
        </text:list-item>
        <text:list-item>
          <text:p text:style-name="P10">When displaying the first half of the array, does your program still display <text:span text:style-name="T1">the first half</text:span>? (After changing length the first half contains values <text:span text:style-name="CharTok">'a'</text:span><text:span text:style-name="OperatorTok">,</text:span><text:span text:style-name="NormalTok"><text:s text:c="1"/></text:span><text:span text:style-name="CharTok">'b'</text:span><text:span text:style-name="OperatorTok">,</text:span><text:span text:style-name="NormalTok"><text:s text:c="1"/></text:span><text:span text:style-name="CharTok">'c'</text:span><text:span text:style-name="OperatorTok">,</text:span><text:span text:style-name="NormalTok"><text:s text:c="1"/></text:span><text:span text:style-name="CharTok">'d'</text:span>)</text:p>
        </text:list-item>
        <text:list-item>
          <text:p text:style-name="P10">If you did not get the last value or the first half you should have, can you think of a way to perform these array operations in a way that can accomodate arrays of different lengths?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30T21:31:01Z</meta:creation-date>
    <dc:date>2021-06-30T21:31:01Z</dc:date>
    <meta:user-defined meta:name="date" meta:value-type="string">June  30, 2021 (05:30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5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4</mn>
</math>
</file>

<file path=Formula-22/content.xml><?xml version="1.0" encoding="utf-8"?>
<math xmlns="http://www.w3.org/1998/Math/MathML" display="inline">
  <mn>5</mn>
</math>
</file>

<file path=Formula-24/content.xml><?xml version="1.0" encoding="utf-8"?>
<math xmlns="http://www.w3.org/1998/Math/MathML" display="inline">
  <mn>10</mn>
</math>
</file>

<file path=Formula-26/content.xml><?xml version="1.0" encoding="utf-8"?>
<math xmlns="http://www.w3.org/1998/Math/MathML" display="inline">
  <mn>1</mn>
</math>
</file>

<file path=Formula-28/content.xml><?xml version="1.0" encoding="utf-8"?>
<math xmlns="http://www.w3.org/1998/Math/MathML" display="inline">
  <mn>2</mn>
</math>
</file>

<file path=Formula-30/content.xml><?xml version="1.0" encoding="utf-8"?>
<math xmlns="http://www.w3.org/1998/Math/MathML" display="inline">
  <mn>3</mn>
</math>
</file>

<file path=Formula-32/content.xml><?xml version="1.0" encoding="utf-8"?>
<math xmlns="http://www.w3.org/1998/Math/MathML" display="inline">
  <mn>9</mn>
</math>
</file>

<file path=Formula-34/content.xml><?xml version="1.0" encoding="utf-8"?>
<math xmlns="http://www.w3.org/1998/Math/MathML" display="inline">
  <mn>10</mn>
</math>
</file>

<file path=Formula-36/content.xml><?xml version="1.0" encoding="utf-8"?>
<math xmlns="http://www.w3.org/1998/Math/MathML" display="inline">
  <mn>6</mn>
</math>
</file>

<file path=Formula-38/content.xml><?xml version="1.0" encoding="utf-8"?>
<math xmlns="http://www.w3.org/1998/Math/MathML" display="inline">
  <mn>8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